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bdea0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bdea0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bdea0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bdea0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bdea0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bdea0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bdea0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bdea0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bdea0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bdea0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bdea0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bdea0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bdea0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bdea0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bdea0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bdea0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bdea0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Andrea Gabriela Ceballos Bermud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Altagraci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4/200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47914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relys María Bermud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27292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0.10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6" meta:character-count="1166" meta:non-whitespace-character-count="1000"/>
    <meta:template xlink:type="simple" xlink:actuate="onRequest" xlink:title="Normal" xlink:href=""/>
  </office:meta>
</office:document-meta>
</file>